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Jaipur :- Mr.anniruddha<text:s/></text:span><text:a xlink:href="http://co.no.9982050063/"><text:span text:style-name="T3">co.no.9982050063</text:span></text:a><text:span text:style-name="T4"><text:s/></text:span><text:span text:style-name="T5">add. plot no-141,Gandhi path vaishali nagar Jaipur pin no.302021 (Raj.)</text:span><text:span text:style-name="T6"><text:line-break/><text:line-break/></text:span><text:span text:style-name="T7">Gurgaon :- Mr.vikash choudhary<text:s/></text:span><text:a xlink:href="http://co.no.7676790790/"><text:span text:style-name="T9">co.no.7676790790</text:span></text:a><text:span text:style-name="T10"><text:s/></text:span><text:span text:style-name="T11">add.:-plot no-786 2nd phase,new palam vihar gurgaon pin no.122017 Haryana<text:s/></text:span><text:span text:style-name="T12"><text:line-break/><text:line-break/></text:span><text:span text:style-name="T13">Delhi-:Mr. Manoj Gupta<text:s/></text:span><text:a xlink:href="http://co.no.7676790790/"><text:span text:style-name="T15">co.no.7676790790</text:span></text:a><text:span text:style-name="T16"><text:s/></text:span><text:span text:style-name="T17">,add.plot no-711 mtnl tower ,bijwasan,new Delhi pia no.110061<text:s/></text:span><text:span text:style-name="T18"><text:line-break/><text:line-break/>Chandigarh:-Ms.pummyco.no</text:span><text:span text:style-name="T19">. 9916705001 add.# 901,pipli wala towen,manimajra,Chandigarh pin no.160101,</text:span><text:span text:style-name="T20"><text:line-break/><text:line-break/></text:span><text:span text:style-name="T21">Chennai :-Mr.anuj<text:s/></text:span><text:a xlink:href="http://co.no.9590790790/"><text:span text:style-name="T23">co.no.9590790790</text:span></text:a><text:span text:style-name="T24"><text:s/></text:span><text:span text:style-name="T25">add.151,7b,21th,cross,Mahavira garden,ramakari,Chennai pin no.600060</text:span><text:span text:style-name="T26"><text:line-break/><text:line-break/></text:span><text:span text:style-name="T27">Hyderabad Mr.Manoj Kumar<text:s/></text:span><text:a xlink:href="http://co.no.9590790790/"><text:span text:style-name="T29">co.no.9590790790</text:span></text:a><text:span text:style-name="T30"><text:s/></text:span><text:span text:style-name="T31">add.plot no.46,8-7-45,ghori nagar masjid,old bowenpally,sikandrabad<text:s/></text:span><text:a xlink:href="http://pin.no.500011/"><text:span text:style-name="T33">pin.no.500011</text:span></text:a><text:span text:style-name="T34"><text:line-break/><text:line-break/></text:span><text:span text:style-name="T35">Mumbai Mr.Monu Sharma<text:s/></text:span><text:a xlink:href="http://co.no.9916705001/"><text:span text:style-name="T37">co.no.9916705001</text:span></text:a><text:span text:style-name="T38"><text:s/></text:span><text:span text:style-name="T39">add.c335,neha sadan rawale talab,kapurbawadi,thane west Mumbai pin no.400607</text:span><text:span text:style-name="T40"><text:line-break/><text:line-break/></text:span><text:span text:style-name="T41">Pune Mr .Pardeep Sangwan<text:s/></text:span><text:a xlink:href="http://co.no.7676790790/"><text:span text:style-name="T43">co.no.7676790790</text:span></text:a><text:span text:style-name="T44"><text:s/></text:span><text:span text:style-name="T45">add.plot no.101,transport nagar,nigdi,pune _44</text:span><text:span text:style-name="T46"><text:line-break/><text:line-break/></text:span><text:span text:style-name="T47">Ahmdabad Mr.hawa singh co no .9916705001 add.off.,f-25,anandnagar,complex opp.axis bank 100 ft road,satellite Ahmdabad pin no.380001</text:span><text:span text:style-name="T48"><text:line-break/><text:line-break/><text:line-break/></text:span><text:span text:style-name="T49">Lucknow Mr.diwan singh choudhary<text:s/></text:span><text:a xlink:href="http://o.no.7590790790/"><text:span text:style-name="T51">o.no.7590790790</text:span></text:a><text:span text:style-name="T52"><text:s/></text:span><text:span text:style-name="T53">add.261,1st floor prime plaza,munshi pulia ,Indra nagar,Lucknow pin no.226016</text:span><text:span text:style-name="T54"><text:line-break/><text:line-break/></text:span><text:span text:style-name="T55">Kolkata Mr.maan singh 9982050063 add :-near b.k.c.college, bonhooghly(Dunlop),Kolkata,pin no.700108,</text:span><text:span text:style-name="T56"><text:line-break/><text:line-break/><text:line-break/></text:span><text:span text:style-name="T57">Indore:-Mr.kuldeep choudhary<text:s/></text:span><text:a xlink:href="http://co.no.7676790790/"><text:span text:style-name="T59">co.no.7676790790</text:span></text:a><text:span text:style-name="T60"><text:s/></text:span><text:span text:style-name="T61">add.79/2 lasudia mori,dewas naka indore pin no.452010</text:span><text:span text:style-name="T62"><text:line-break/><text:line-break/></text:span><text:span text:style-name="T63">Jodhpur Mr.Kapil choudhary &amp; Monu Ardh<text:s/></text:span><text:a xlink:href="http://co.no.9590790790/"><text:span text:style-name="T65">co.no.9590790790</text:span></text:a><text:span text:style-name="T66"><text:s/></text:span><text:span text:style-name="T67">add.transport nagar ,bashni jodhpur ,Raj.,pin no.342005</text:span><text:span text:style-name="T68"><text:line-break/><text:line-break/></text:span><text:span text:style-name="T69">Trivandrum:-Mr.jagveer singh<text:s/></text:span><text:a xlink:href="http://co.no.7676790790/"><text:span text:style-name="T71">co.no.7676790790</text:span></text:a><text:span text:style-name="T72"><text:s/></text:span><text:span text:style-name="T73">add.madichivakkam,mukkolakal,kazhakootam,trivandrum,Kerala pin no.695582<text:s/></text:span><text:span text:style-name="T74"><text:line-break/><text:line-break/></text:span><text:span text:style-name="T75">Vadodara:-Mr.Sandeep Sangwan<text:s/></text:span><text:a xlink:href="http://co.no.9916705001/"><text:span text:style-name="T77">co.no.9916705001</text:span></text:a><text:span text:style-name="T78"><text:s/></text:span><text:span text:style-name="T79">add.b-18 shreeji market ,opp.vrundavan township,harni road,Vadodara pin no.390006<text:s/></text:span><text:span text:style-name="T80"><text:line-break/><text:line-break/><text:line-break/></text:span><text:span text:style-name="T81">Udaipur Mr.Manoj Kumar co no.9590460421 add.15 ,sunderwas,s10/13 Udaipur pin no.875142</text:span><text:span text:style-name="T82"><text:line-break/><text:line-break/></text:span><text:span text:style-name="T83">Varanasi :-Mr.bhart<text:s/></text:span><text:a xlink:href="http://co.no.9590790790/"><text:span text:style-name="T85">co.no.9590790790</text:span></text:a><text:span text:style-name="T86"><text:s/></text:span><text:a xlink:href="http://add.shop.no.4/"><text:span text:style-name="T88">add.shop.no.4</text:span></text:a><text:span text:style-name="T89"><text:s/></text:span><text:span text:style-name="T90">dharamjeet nagar ,near sbi ATM iti road b.h.u Varanasi (up.) Pin no 221005<text:s/></text:span><text:span text:style-name="T91"><text:line-break/><text:line-break/></text:span><text:span text:style-name="T92">Pilani Raj. Mr.amit sheoran<text:s/></text:span><text:span text:style-name="T93">co.no.9590460421add:-bits<text:s/></text:span><text:span text:style-name="T94">pilani chirwa road pilani sree camps pin no 333030</text:span><text:span text:style-name="T95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